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6534a8aa-7fff-2a48-47fe-af1663d05e79"/>En el archivo index.html sumé el SEO con las siguientes características:</text:p>
      <text:list xml:id="list3198951938" text:style-name="L1">
        <text:list-item>
          <text:p text:style-name="P2"><text:span text:style-name="T2">Descripción</text:span><text:span text:style-name="T1">: mediante la etiqueta meta name description, agregué el siguiente párrafo que explica en pocas palabras el contenido de mi sitio: “Este es el sitio web de mi banda en el que encontrarás fechas, imágenes, videos, música y mucho más"</text:span></text:p>
        </text:list-item>
        <text:list-item>
          <text:p text:style-name="P2"><text:span text:style-name="T2">Palabras clave</text:span><text:span text:style-name="T1">: mediante la etiqueta meta name keywords, agregué las palabras clave que acompañarán a todas las páginas de mi sitio: "MÚSICA, VIDEOS, BANDAS, ROCK"</text:span></text:p>
        </text:list-item>
        <text:list-item>
          <text:p text:style-name="P2"><text:span text:style-name="T2">Encabezado</text:span><text:span text:style-name="T1">: para el encabezado del h1 utilicé el texto “Mi banda de rock”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8T21:01:16.157000000</dc:date>
    <meta:editing-duration>PT5M39S</meta:editing-duration>
    <meta:editing-cycles>1</meta:editing-cycles>
    <meta:document-statistic meta:table-count="0" meta:image-count="0" meta:object-count="0" meta:page-count="1" meta:paragraph-count="4" meta:word-count="92" meta:character-count="554" meta:non-whitespace-character-count="469"/>
    <meta:generator>LibreOffice/7.1.0.3$Windows_X86_64 LibreOffice_project/f6099ecf3d29644b5008cc8f48f42f4a40986e4c</meta:generator>
  </office:meta>
</office:document-meta>
</file>